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xecClien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xecClient.connect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xecCli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xecClient.rexec( String s1 , String s2 , String s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